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 type véhicule:</text:p>
      <text:p text:style-name="Standard"/>
      <text:p text:style-name="Standard">Invariants</text:p>
      <text:p text:style-name="Standard"/>
      <text:p text:style-name="Standard"><text:tab/><text:span text:style-name="T1">context</text:span> v:vehicule <text:span text:style-name="T1">inv</text:span>:</text:p>
      <text:p text:style-name="Standard"><text:tab/><text:tab/>v.gabarit = Gabarit::citadine or</text:p>
      <text:p text:style-name="Standard"><text:tab/><text:tab/>v.gabarit = Gabarit::monospace or</text:p>
      <text:p text:style-name="Standard"><text:tab/><text:tab/>v.gabarit = Gabarit::smart or</text:p>
      <text:p text:style-name="Standard"><text:tab/><text:tab/>v.gabarit = Gabarit::2 roues or</text:p>
      <text:p text:style-name="Standard"><text:tab/><text:tab/>v.gabarit = Gabarit::camionnette or</text:p>
      <text:p text:style-name="Standard"><text:tab/><text:tab/>v.gabarit = Gabarit::camion or</text:p>
      <text:p text:style-name="Standard"><text:tab/><text:tab/>v.gabarit = Gabarit::tout-terrain</text:p>
      <text:p text:style-name="Standard"/>
      <text:p text:style-name="Standard"/>
      <text:p text:style-name="Standard"><text:tab/><text:span text:style-name="T1">context</text:span> v:vehicule <text:span text:style-name="T1">inv</text:span>:</text:p>
      <text:p text:style-name="Standard"><text:tab/><text:tab/>v.carburant = Carburant::essence or v.carburant = Carburant::diese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8S</meta:editing-duration>
    <meta:editing-cycles>5</meta:editing-cycles>
    <meta:generator>OpenOffice/4.1.1$Win32 OpenOffice.org_project/411m6$Build-9775</meta:generator>
    <dc:date>2019-02-23T16:53:46.05</dc:date>
    <dc:creator>Marc-Alain Petit</dc:creator>
    <meta:document-statistic meta:table-count="0" meta:image-count="0" meta:object-count="0" meta:page-count="1" meta:paragraph-count="12" meta:word-count="46" meta:character-count="386"/>
    <meta:user-defined meta:name="Info 1"/>
    <meta:user-defined meta:name="Info 2"/>
    <meta:user-defined meta:name="Info 3"/>
    <meta:user-defined meta:name="Info 4"/>
  </office:meta>
</office:document-meta>
</file>